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Helvetica, sans-serif"/>
    <style:font-face style:name="Mangal1" svg:font-family="Mangal"/>
    <style:font-face style:name="OpenSymbol" svg:font-family="OpenSymbol"/>
    <style:font-face style:name="AR BONNIE" svg:font-family="'AR BONNIE'" style:font-pitch="variable"/>
    <style:font-face style:name="AR JULIAN" svg:font-family="'AR JULIAN'" style:font-pitch="variable"/>
    <style:font-face style:name="Bernard MT Condensed" svg:font-family="'Bernard MT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opperplate Gothic Bold" svg:font-family="'Copperplate Gothic 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Bernard MT Condensed" fo:font-size="28pt" fo:font-style="normal" style:text-underline-style="none" fo:font-weight="normal" style:text-blinking="false" fo:background-color="transparent" style:font-size-asian="28pt" style:font-size-complex="28pt"/>
    </style:style>
    <style:style style:name="P3"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 Narrow" fo:font-size="15pt" fo:font-style="normal" style:text-underline-style="none" fo:font-weight="normal" style:text-blinking="false" fo:background-color="transparent" style:font-size-asian="15pt" style:font-size-complex="15pt"/>
    </style:style>
    <style:style style:name="P4"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Copperplate Gothic Bold" fo:font-size="28pt" fo:font-style="normal" style:text-underline-style="none" fo:font-weight="normal" style:text-blinking="false" fo:background-color="transparent" style:font-size-asian="28pt" style:font-size-complex="28pt"/>
    </style:style>
    <style:style style:name="P5" style:family="paragraph" style:parent-style-name="Text_20_body">
      <style:paragraph-properties fo:margin-top="0cm" fo:margin-bottom="0cm" fo:line-height="114%" style:writing-mode="lr-tb"/>
    </style:style>
    <style:style style:name="P6" style:family="paragraph" style:parent-style-name="Text_20_body">
      <style:paragraph-properties fo:margin-top="0cm" fo:margin-bottom="0cm" fo:line-height="114%" fo:text-align="center" style:justify-single-word="false" style:writing-mode="lr-tb"/>
    </style:style>
    <style:style style:name="P7" style:family="paragraph" style:parent-style-name="Text_20_body" style:list-style-name="L1">
      <style:paragraph-properties fo:margin-top="0cm" fo:margin-bottom="0cm" fo:line-height="114%" style:writing-mode="lr-tb"/>
    </style:style>
    <style:style style:name="T1" style:family="text">
      <style:text-properties fo:font-variant="normal" fo:text-transform="none" fo:color="#1155cc" style:text-line-through-style="none" style:font-name="Arial1" fo:font-size="13pt" fo:font-style="normal" style:text-underline-style="solid" style:text-underline-width="auto" style:text-underline-color="font-color" fo:font-weight="normal" style:text-blinking="false" fo:background-color="transparent" style:font-size-asian="13pt" style:font-size-complex="13pt"/>
    </style:style>
    <style:style style:name="T2"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text:bookmark text:name="docs-internal-guid-016c63f0-81b7-7747-1ede-3ed74979124d"/>SITE WEB RESPONSIVE</text:p>
      <text:p text:style-name="P3">(approche entreprise)</text:p>
      <text:p text:style-name="Text_20_body"/>
      <text:p text:style-name="P6"><text:a xlink:type="simple" xlink:href="http://www.bastienvanderchmitt.fr/"><text:span text:style-name="T1">www.bastienvanderchmitt.fr</text:span></text:a></text:p>
      <text:p text:style-name="Text_20_body"/>
      <text:p text:style-name="P1"/>
      <text:p text:style-name="P1"/>
      <text:p text:style-name="P1"><text:tab/>Dans le cadre de la formation AIGLE en Master 2 d’informatique à la Faculté des Sciences de Montpellier, il nous est demandé de réaliser un site web personnel responsive (qui s'adapte aux terminaux mobiles comme les smartphones et les tablettes) afin d’avoir une vitrine sur internet. Ce portfolio permet ainsi de montrer nos compétences, notre curriculum vitae, et nos expériences à nos futurs employeurs lors d’entretiens d’embauche par exemple.</text:p>
      <text:p text:style-name="P1"/>
      <text:p text:style-name="P1"/>
      <text:p text:style-name="P5"><text:span text:style-name="T2"><text:tab/>J'ai choisi de réaliser ce site web avec le framework css Foundation. C'est un framework à approche mobile-first, c'est-à-dire <text:s/>qu'il possède un système de layout responsive qui s'adapte automatiquement aux différents navigateurs web et mobiles. Comme c'est un site vitrine qui n'a pas besoin de base de données, ce framework me semblait parfait. De plus, il possède une syntaxe simple et une grille intuitive.</text:span></text:p>
      <text:p text:style-name="P5"><text:span text:style-name="T2"/></text:p>
      <text:p text:style-name="P5"><text:span text:style-name="T2"/></text:p>
      <text:p text:style-name="P5"><text:span text:style-name="T2"><text:tab/>J'ai quand même apporté des modifications au design de manière à personnaliser le site suivant les différents formats de fenêtre et donc de terminal. Ainsi, j'ai séparé quatre cas :</text:span></text:p>
      <text:list xml:id="list9016564294363737034" text:style-name="L1">
        <text:list-item>
          <text:p text:style-name="P7"><text:span text:style-name="T2">petits smartphones</text:span></text:p>
        </text:list-item>
        <text:list-item>
          <text:p text:style-name="P7"><text:span text:style-name="T2">grands smartphones</text:span></text:p>
        </text:list-item>
        <text:list-item>
          <text:p text:style-name="P7"><text:span text:style-name="T2">tablettes</text:span></text:p>
        </text:list-item>
        <text:list-item>
          <text:p text:style-name="P7"><text:span text:style-name="T2">grands écrans (de pc)</text:span></text:p>
          <text:p text:style-name="P7"><text:span text:style-name="T2"/></text:p>
        </text:list-item>
      </text:list>
      <text:p text:style-name="P5"><text:span text:style-name="T2">Pour chaque cas j'ai adapté la bannière (header), la taille des titres, et redimensionné les images. J'ai délibérément choisi de ne pas traiter le cas d'un terminal en mode « landscape » car Foundation prends déjà en charge cette fonctionnalité.</text:span></text:p>
      <text:p text:style-name="P5"><text:span text:style-name="T2"/></text:p>
      <text:p text:style-name="P5"><text:span text:style-name="T2"/></text:p>
      <text:p text:style-name="P5"><text:span text:style-name="T2"><text:tab/>J'ai aussi décidé de proposer à l'utilisateur une navigation à travers le site sur une seule page de manière à rendre plus intuitifs les déplacements de l'utilisateur sur mobile avec une barre de menus horizontale qui reste visible lors du scrolling.</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Helvetica, sans-serif"/>
    <style:font-face style:name="Mangal1" svg:font-family="Mangal"/>
    <style:font-face style:name="OpenSymbol" svg:font-family="OpenSymbol"/>
    <style:font-face style:name="AR BONNIE" svg:font-family="'AR BONNIE'" style:font-pitch="variable"/>
    <style:font-face style:name="AR JULIAN" svg:font-family="'AR JULIAN'" style:font-pitch="variable"/>
    <style:font-face style:name="Bernard MT Condensed" svg:font-family="'Bernard MT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opperplate Gothic Bold" svg:font-family="'Copperplate Gothic 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21:49:16.98</meta:creation-date>
    <dc:date>2014-11-05T22:47:38.62</dc:date>
    <meta:editing-duration>PT27M59S</meta:editing-duration>
    <meta:editing-cycles>3</meta:editing-cycles>
    <meta:generator>OpenOffice.org/3.4.1$Win32 OpenOffice.org_project/341m1$Build-9593</meta:generator>
    <meta:document-statistic meta:table-count="0" meta:image-count="0" meta:object-count="0" meta:page-count="1" meta:paragraph-count="12" meta:word-count="263" meta:character-count="1674"/>
  </office:meta>
</office:document-meta>
</file>